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Lohit Devanagari1" svg:font-family="'Lohit Devanagari'"/>
    <style:font-face style:name="Roboto" svg:font-family="Roboto,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text-underline-style="none" fo:font-weight="bold" officeooo:rsid="001d1861" officeooo:paragraph-rsid="001d1861" style:font-weight-asian="bold" style:font-weight-complex="bold"/>
    </style:style>
    <style:style style:name="P2" style:family="paragraph" style:parent-style-name="Standard">
      <style:text-properties style:text-underline-style="none" fo:font-weight="bold" officeooo:rsid="001f62e7" officeooo:paragraph-rsid="001f62e7" style:font-weight-asian="bold" style:font-weight-complex="bold"/>
    </style:style>
    <style:style style:name="P3"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officeooo:rsid="001f62e7" officeooo:paragraph-rsid="001f62e7" style:text-blinking="false" fo:background-color="transparent"/>
    </style:style>
    <style:style style:name="P4"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bold" officeooo:paragraph-rsid="00212f4c" style:text-blinking="false" fo:background-color="transparent" style:font-weight-asian="bold" style:font-weight-complex="bold"/>
    </style:style>
    <style:style style:name="P5" style:family="paragraph" style:parent-style-name="Text_20_body">
      <style:text-properties fo:font-weight="normal" officeooo:paragraph-rsid="00212f4c"/>
    </style:style>
    <style:style style:name="T1" style:family="text">
      <style:text-properties fo:font-weight="normal" style:font-weight-asian="normal" style:font-weight-complex="normal"/>
    </style:style>
    <style:style style:name="T2" style:family="text">
      <style:text-properties fo:font-weight="normal" officeooo:rsid="00212f4c" style:font-weight-asian="normal" style:font-weight-complex="normal"/>
    </style:style>
    <style:style style:name="T3" style:family="text">
      <style:text-properties officeooo:rsid="001f62e7"/>
    </style:style>
    <style:style style:name="T4" style:family="text">
      <style:text-properties style:font-weight-asian="normal" style:font-weight-complex="normal"/>
    </style:style>
    <style:style style:name="T5" style:family="text">
      <style:text-properties officeooo:rsid="001f62e7" style:font-weight-asian="normal" style:font-weight-complex="normal"/>
    </style:style>
    <style:style style:name="T6" style:family="text">
      <style:text-properties officeooo:rsid="00212f4c"/>
    </style:style>
    <style:style style:name="T7" style:family="text">
      <style:text-properties fo:color="#3c4043" style:font-name="Roboto" fo:font-size="10.5pt" fo:letter-spacing="normal" officeooo:rsid="001f62e7" style:font-weight-asian="normal" style:font-weight-complex="normal"/>
    </style:style>
    <style:style style:name="T8" style:family="text">
      <style:text-properties fo:color="#3c4043" style:font-name="Roboto" fo:font-size="10.5pt" fo:letter-spacing="normal" officeooo:rsid="00212f4c" style:font-weight-asian="normal" style:font-weight-complex="normal"/>
    </style:style>
    <style:style style:name="T9" style:family="text">
      <style:text-properties fo:color="#3c4043" style:font-name="Roboto" fo:font-size="10.5pt" fo:letter-spacing="normal" officeooo:rsid="00212f4c"/>
    </style:style>
    <style:style style:name="T10" style:family="text">
      <style:text-properties fo:color="#3c4043" style:font-name="Roboto" fo:font-size="10.5pt" fo:letter-spacing="normal" officeooo:rsid="001f62e7"/>
    </style:style>
    <style:style style:name="T11" style:family="text">
      <style:text-properties fo:letter-spacing="normal" fo:font-weight="normal" officeooo:rsid="00212f4c"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ser Experience Research (UX-Research)</text:p>
      <text:p text:style-name="P1"/>
      <text:p text:style-name="P2"><text:span text:style-name="T6">1. D</text:span>ifference between user interface and user experience. </text:p>
      <text:p text:style-name="P2"><text:span text:style-name="T1">User interface refers to the way in which a user interacts with the features of an app which includes the appearance of the screen, the app features and the keyboard. User experience on the other hand refers to how a user feels while using a certain product , service or website. </text:span></text:p>
      <text:p text:style-name="P2"><text:span text:style-name="T1"/></text:p>
      <text:p text:style-name="P2"><text:span text:style-name="T2">2</text:span><text:span text:style-name="T6">. </text:span>Difference between user experience and usability</text:p>
      <text:p text:style-name="P2"><text:span text:style-name="T1">user experience refers to how a user feels after using a particular product whereas usability refers to how a user can use a product to solve a specific problem or reach a certain goal. </text:span></text:p>
      <text:p text:style-name="P4"><text:span text:style-name="T9">3. </text:span><text:span text:style-name="T10">Give an example of an app with</text:span><text:span text:style-name="T3"><text:line-break/></text:span><text:span text:style-name="T10">1. Bad UX </text:span></text:p>
      <text:p text:style-name="P4"><text:span text:style-name="T11">The you tube app has a bad user experience because of the many ads that keeps on popping up while a user is watching videos. The ads are a distraction to the user because they have to keep on skipping ads and they cannot concentrate on watching whatever they need to watch because of the many distractions from the ads. </text:span><text:span text:style-name="T3"><text:line-break/></text:span><text:span text:style-name="T10">2. Good UX </text:span></text:p>
      <text:p text:style-name="P3">The Instagram app <text:span text:style-name="T6">has a good user experience because it automatically updates the recent posts that people make. One can easily get updated immediately a person adds a new post. They do not need to keep on scrolling to look for the new updates and end up missing on the recent posts. </text:span></text:p>
      <text:p text:style-name="P5"><text:span text:style-name="T4"/></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Lohit Devanagari1" svg:font-family="'Lohit Devanagari'"/>
    <style:font-face style:name="Roboto" svg:font-family="Roboto,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30T18:54:21.090547109</meta:creation-date>
    <dc:date>2023-01-31T07:04:15.190242308</dc:date>
    <meta:editing-duration>PT10H58M13S</meta:editing-duration>
    <meta:editing-cycles>1</meta:editing-cycles>
    <meta:document-statistic meta:table-count="0" meta:image-count="0" meta:object-count="0" meta:page-count="1" meta:paragraph-count="8" meta:word-count="230" meta:character-count="1273" meta:non-whitespace-character-count="1044"/>
    <meta:generator>LibreOffice/6.4.7.2$Linux_X86_64 LibreOffice_project/40$Build-2</meta:generator>
  </office:meta>
</office:document-meta>
</file>